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9faa" officeooo:paragraph-rsid="001e9faa"/>
    </style:style>
    <style:style style:name="P2" style:family="paragraph" style:parent-style-name="Standard">
      <style:text-properties officeooo:rsid="0021f107" officeooo:paragraph-rsid="0021f107"/>
    </style:style>
    <style:style style:name="P3" style:family="paragraph" style:parent-style-name="Standard">
      <style:text-properties officeooo:rsid="0024cd66" officeooo:paragraph-rsid="0024cd66"/>
    </style:style>
    <style:style style:name="P4" style:family="paragraph" style:parent-style-name="Standard">
      <style:text-properties officeooo:rsid="0024ce32" officeooo:paragraph-rsid="0024ce32"/>
    </style:style>
    <style:style style:name="P5" style:family="paragraph" style:parent-style-name="Standard">
      <style:text-properties officeooo:rsid="0026455c" officeooo:paragraph-rsid="0026455c"/>
    </style:style>
    <style:style style:name="P6" style:family="paragraph" style:parent-style-name="Standard">
      <style:text-properties officeooo:rsid="0026455c" officeooo:paragraph-rsid="00444fa7"/>
    </style:style>
    <style:style style:name="P7" style:family="paragraph" style:parent-style-name="Standard">
      <style:text-properties officeooo:rsid="0026455c" officeooo:paragraph-rsid="004a8455"/>
    </style:style>
    <style:style style:name="P8" style:family="paragraph" style:parent-style-name="Standard">
      <style:text-properties officeooo:rsid="0026455c" officeooo:paragraph-rsid="004bf45e"/>
    </style:style>
    <style:style style:name="P9" style:family="paragraph" style:parent-style-name="Standard">
      <style:text-properties officeooo:rsid="0026455c" officeooo:paragraph-rsid="006dd298"/>
    </style:style>
    <style:style style:name="P10" style:family="paragraph" style:parent-style-name="Standard">
      <style:text-properties officeooo:rsid="0026455c" officeooo:paragraph-rsid="006e951c"/>
    </style:style>
    <style:style style:name="P11" style:family="paragraph" style:parent-style-name="Standard">
      <style:text-properties officeooo:rsid="0026455c" officeooo:paragraph-rsid="006f2d64"/>
    </style:style>
    <style:style style:name="P12" style:family="paragraph" style:parent-style-name="Standard">
      <style:text-properties officeooo:rsid="0026455c" officeooo:paragraph-rsid="00706cb3"/>
    </style:style>
    <style:style style:name="P13" style:family="paragraph" style:parent-style-name="Standard">
      <style:text-properties officeooo:rsid="0026455c" officeooo:paragraph-rsid="007300c8"/>
    </style:style>
    <style:style style:name="P14" style:family="paragraph" style:parent-style-name="Standard">
      <style:text-properties officeooo:rsid="0026455c" officeooo:paragraph-rsid="00757186"/>
    </style:style>
    <style:style style:name="P15" style:family="paragraph" style:parent-style-name="Standard">
      <style:text-properties officeooo:rsid="0026455c" officeooo:paragraph-rsid="00769a3c"/>
    </style:style>
    <style:style style:name="P16" style:family="paragraph" style:parent-style-name="Standard">
      <style:text-properties officeooo:rsid="0026455c" officeooo:paragraph-rsid="0077e8b9"/>
    </style:style>
    <style:style style:name="P17" style:family="paragraph" style:parent-style-name="Standard">
      <style:text-properties officeooo:rsid="0026455c" officeooo:paragraph-rsid="00783861"/>
    </style:style>
    <style:style style:name="P18" style:family="paragraph" style:parent-style-name="Standard">
      <style:text-properties officeooo:rsid="0026455c" officeooo:paragraph-rsid="00790df9"/>
    </style:style>
    <style:style style:name="P19" style:family="paragraph" style:parent-style-name="Standard">
      <style:text-properties officeooo:rsid="0026455c" officeooo:paragraph-rsid="007beb09"/>
    </style:style>
    <style:style style:name="P20" style:family="paragraph" style:parent-style-name="Standard">
      <style:text-properties officeooo:rsid="0052d490" officeooo:paragraph-rsid="0052d490"/>
    </style:style>
    <style:style style:name="P21" style:family="paragraph" style:parent-style-name="Standard">
      <style:text-properties officeooo:rsid="0053f99c" officeooo:paragraph-rsid="0053f99c"/>
    </style:style>
    <style:style style:name="P22" style:family="paragraph" style:parent-style-name="Standard">
      <style:text-properties officeooo:rsid="0065b677" officeooo:paragraph-rsid="0065b677"/>
    </style:style>
    <style:style style:name="P23" style:family="paragraph" style:parent-style-name="Standard">
      <style:text-properties officeooo:rsid="004a8455" officeooo:paragraph-rsid="004a8455"/>
    </style:style>
    <style:style style:name="P24" style:family="paragraph" style:parent-style-name="Standard">
      <style:text-properties officeooo:rsid="004aa7af" officeooo:paragraph-rsid="004bf45e"/>
    </style:style>
    <style:style style:name="P25" style:family="paragraph" style:parent-style-name="Standard">
      <style:text-properties officeooo:paragraph-rsid="007beb09"/>
    </style:style>
    <style:style style:name="P26" style:family="paragraph" style:parent-style-name="Standard">
      <style:text-properties officeooo:paragraph-rsid="001e9faa"/>
    </style:style>
    <style:style style:name="P27" style:family="paragraph" style:parent-style-name="Standard">
      <style:text-properties officeooo:paragraph-rsid="0057a7ed"/>
    </style:style>
    <style:style style:name="P28" style:family="paragraph" style:parent-style-name="Standard">
      <style:text-properties officeooo:rsid="00c3100c" officeooo:paragraph-rsid="00c3100c"/>
    </style:style>
    <style:style style:name="P29" style:family="paragraph" style:parent-style-name="Standard">
      <style:text-properties officeooo:rsid="00c3ee2f" officeooo:paragraph-rsid="00c3ee2f"/>
    </style:style>
    <style:style style:name="P30" style:family="paragraph" style:parent-style-name="Standard">
      <style:text-properties officeooo:rsid="00c562bd" officeooo:paragraph-rsid="00c562bd"/>
    </style:style>
    <style:style style:name="P31" style:family="paragraph" style:parent-style-name="Standard">
      <style:text-properties officeooo:rsid="00c6d286" officeooo:paragraph-rsid="00c6d286"/>
    </style:style>
    <style:style style:name="P32" style:family="paragraph" style:parent-style-name="Standard">
      <style:text-properties officeooo:rsid="00cef893" officeooo:paragraph-rsid="00cef893"/>
    </style:style>
    <style:style style:name="P33" style:family="paragraph" style:parent-style-name="Standard">
      <style:text-properties officeooo:rsid="00d2c849" officeooo:paragraph-rsid="00d2c849"/>
    </style:style>
    <style:style style:name="P34" style:family="paragraph" style:parent-style-name="Standard">
      <style:text-properties officeooo:rsid="00d5153c" officeooo:paragraph-rsid="00d5153c"/>
    </style:style>
    <style:style style:name="P35" style:family="paragraph" style:parent-style-name="Standard">
      <style:text-properties officeooo:rsid="00d62841" officeooo:paragraph-rsid="00d62841"/>
    </style:style>
    <style:style style:name="P36" style:family="paragraph" style:parent-style-name="Standard">
      <style:text-properties officeooo:rsid="00d94af6" officeooo:paragraph-rsid="00d94af6"/>
    </style:style>
    <style:style style:name="P37" style:family="paragraph" style:parent-style-name="Standard">
      <style:text-properties officeooo:rsid="00dab47b" officeooo:paragraph-rsid="00dab47b"/>
    </style:style>
    <style:style style:name="P38" style:family="paragraph" style:parent-style-name="Standard">
      <style:text-properties officeooo:rsid="00ddc69f" officeooo:paragraph-rsid="00ddc69f"/>
    </style:style>
    <style:style style:name="P39" style:family="paragraph" style:parent-style-name="Standard">
      <style:text-properties officeooo:rsid="00dee4eb" officeooo:paragraph-rsid="00dee4eb"/>
    </style:style>
    <style:style style:name="P40" style:family="paragraph" style:parent-style-name="Standard">
      <style:text-properties officeooo:rsid="00df22f7" officeooo:paragraph-rsid="00df22f7"/>
    </style:style>
    <style:style style:name="P41" style:family="paragraph" style:parent-style-name="Standard">
      <style:text-properties officeooo:rsid="00e06f22" officeooo:paragraph-rsid="00e06f22"/>
    </style:style>
    <style:style style:name="P42" style:family="paragraph" style:parent-style-name="Standard">
      <style:text-properties officeooo:rsid="00e0fe19" officeooo:paragraph-rsid="00e0fe19"/>
    </style:style>
    <style:style style:name="P43" style:family="paragraph" style:parent-style-name="Standard">
      <style:text-properties officeooo:rsid="00e1adee" officeooo:paragraph-rsid="00e1adee"/>
    </style:style>
    <style:style style:name="P44" style:family="paragraph" style:parent-style-name="Standard">
      <style:text-properties officeooo:rsid="00e1bc60" officeooo:paragraph-rsid="00e1bc60"/>
    </style:style>
    <style:style style:name="P45" style:family="paragraph" style:parent-style-name="Standard">
      <style:text-properties officeooo:rsid="00e2be88" officeooo:paragraph-rsid="00e2be88"/>
    </style:style>
    <style:style style:name="P46" style:family="paragraph" style:parent-style-name="Standard">
      <style:text-properties officeooo:rsid="00e3bccf" officeooo:paragraph-rsid="00e3bccf"/>
    </style:style>
    <style:style style:name="P47" style:family="paragraph" style:parent-style-name="Standard">
      <style:text-properties officeooo:rsid="00e84f89" officeooo:paragraph-rsid="00e84f89"/>
    </style:style>
    <style:style style:name="P48" style:family="paragraph" style:parent-style-name="Standard">
      <style:text-properties officeooo:rsid="00e9d83e" officeooo:paragraph-rsid="00e9d83e"/>
    </style:style>
    <style:style style:name="P49" style:family="paragraph" style:parent-style-name="Standard">
      <style:text-properties officeooo:rsid="00eaab12" officeooo:paragraph-rsid="00eaab12"/>
    </style:style>
    <style:style style:name="P50" style:family="paragraph" style:parent-style-name="Standard">
      <style:text-properties officeooo:rsid="00edcb3d" officeooo:paragraph-rsid="00edcb3d"/>
    </style:style>
    <style:style style:name="P51" style:family="paragraph" style:parent-style-name="Standard">
      <style:text-properties officeooo:rsid="00ee292f" officeooo:paragraph-rsid="00ee292f"/>
    </style:style>
    <style:style style:name="P52" style:family="paragraph" style:parent-style-name="Standard">
      <style:text-properties officeooo:rsid="00ee816c" officeooo:paragraph-rsid="00ee816c"/>
    </style:style>
    <style:style style:name="P53" style:family="paragraph" style:parent-style-name="Standard">
      <style:text-properties officeooo:rsid="00eefae4" officeooo:paragraph-rsid="00eefae4"/>
    </style:style>
    <style:style style:name="P54" style:family="paragraph" style:parent-style-name="Standard">
      <style:text-properties officeooo:rsid="00ef2925" officeooo:paragraph-rsid="00ef2925"/>
    </style:style>
    <style:style style:name="P55" style:family="paragraph" style:parent-style-name="Standard">
      <style:text-properties officeooo:rsid="00f0917f" officeooo:paragraph-rsid="00f0917f"/>
    </style:style>
    <style:style style:name="P56" style:family="paragraph" style:parent-style-name="Standard">
      <style:text-properties officeooo:rsid="00f28c2c" officeooo:paragraph-rsid="00f28c2c"/>
    </style:style>
    <style:style style:name="P57" style:family="paragraph" style:parent-style-name="Standard">
      <style:text-properties officeooo:rsid="00f7fc1c" officeooo:paragraph-rsid="00f7fc1c"/>
    </style:style>
    <style:style style:name="P58" style:family="paragraph" style:parent-style-name="Standard">
      <style:text-properties officeooo:rsid="00f85fe1" officeooo:paragraph-rsid="00f85fe1"/>
    </style:style>
    <style:style style:name="P59" style:family="paragraph" style:parent-style-name="Standard">
      <style:text-properties officeooo:rsid="00f96f64" officeooo:paragraph-rsid="00f96f64"/>
    </style:style>
    <style:style style:name="P60" style:family="paragraph" style:parent-style-name="Standard">
      <style:text-properties officeooo:rsid="00fa1540" officeooo:paragraph-rsid="00fa1540"/>
    </style:style>
    <style:style style:name="P61" style:family="paragraph" style:parent-style-name="Standard">
      <style:text-properties officeooo:rsid="00fb0303" officeooo:paragraph-rsid="00fb0303"/>
    </style:style>
    <style:style style:name="P62" style:family="paragraph" style:parent-style-name="Standard">
      <style:text-properties officeooo:rsid="00fb6b97" officeooo:paragraph-rsid="00fb6b97"/>
    </style:style>
    <style:style style:name="P63" style:family="paragraph" style:parent-style-name="Standard">
      <style:text-properties officeooo:rsid="00fd1ed4" officeooo:paragraph-rsid="00fd1ed4"/>
    </style:style>
    <style:style style:name="P64" style:family="paragraph" style:parent-style-name="Standard">
      <style:text-properties officeooo:rsid="00ff6ece" officeooo:paragraph-rsid="00ff6ece"/>
    </style:style>
    <style:style style:name="P65" style:family="paragraph" style:parent-style-name="Standard">
      <style:text-properties officeooo:rsid="0100219c" officeooo:paragraph-rsid="0100a89c"/>
    </style:style>
    <style:style style:name="P66" style:family="paragraph" style:parent-style-name="Standard">
      <style:text-properties officeooo:rsid="0104a0d9" officeooo:paragraph-rsid="0104a0d9"/>
    </style:style>
    <style:style style:name="P67" style:family="paragraph" style:parent-style-name="Standard">
      <style:text-properties officeooo:rsid="0104f4d2" officeooo:paragraph-rsid="0104f4d2"/>
    </style:style>
    <style:style style:name="P68" style:family="paragraph" style:parent-style-name="Standard">
      <style:text-properties officeooo:rsid="0107b414" officeooo:paragraph-rsid="0107b414"/>
    </style:style>
    <style:style style:name="P69" style:family="paragraph" style:parent-style-name="Standard">
      <style:text-properties officeooo:rsid="01095522" officeooo:paragraph-rsid="01095522"/>
    </style:style>
    <style:style style:name="P70" style:family="paragraph" style:parent-style-name="Standard">
      <style:text-properties officeooo:rsid="01099d42" officeooo:paragraph-rsid="01099d42"/>
    </style:style>
    <style:style style:name="P71" style:family="paragraph" style:parent-style-name="Standard">
      <style:text-properties officeooo:rsid="010ab4ec" officeooo:paragraph-rsid="010ab4ec"/>
    </style:style>
    <style:style style:name="P72" style:family="paragraph" style:parent-style-name="Standard">
      <style:text-properties officeooo:rsid="010cb3a7" officeooo:paragraph-rsid="010cb3a7"/>
    </style:style>
    <style:style style:name="P73" style:family="paragraph" style:parent-style-name="Standard">
      <style:text-properties officeooo:rsid="010e1c6e" officeooo:paragraph-rsid="010e1c6e"/>
    </style:style>
    <style:style style:name="P74" style:family="paragraph" style:parent-style-name="Standard">
      <style:paragraph-properties fo:text-align="start" style:justify-single-word="false"/>
      <style:text-properties officeooo:rsid="010e7b7f" officeooo:paragraph-rsid="010e7b7f"/>
    </style:style>
    <style:style style:name="P75" style:family="paragraph" style:parent-style-name="Standard">
      <style:paragraph-properties fo:text-align="start" style:justify-single-word="false"/>
      <style:text-properties officeooo:rsid="010ff682" officeooo:paragraph-rsid="010ff682"/>
    </style:style>
    <style:style style:name="P76" style:family="paragraph" style:parent-style-name="Standard">
      <style:paragraph-properties fo:text-align="start" style:justify-single-word="false"/>
      <style:text-properties officeooo:rsid="01110409" officeooo:paragraph-rsid="01110409"/>
    </style:style>
    <style:style style:name="P77" style:family="paragraph" style:parent-style-name="Standard">
      <style:paragraph-properties fo:text-align="start" style:justify-single-word="false"/>
      <style:text-properties officeooo:rsid="011228ad" officeooo:paragraph-rsid="011228ad"/>
    </style:style>
    <style:style style:name="P78" style:family="paragraph" style:parent-style-name="Standard">
      <style:paragraph-properties fo:text-align="start" style:justify-single-word="false"/>
      <style:text-properties officeooo:rsid="0114289a" officeooo:paragraph-rsid="0114289a"/>
    </style:style>
    <style:style style:name="P79" style:family="paragraph" style:parent-style-name="Standard">
      <style:paragraph-properties fo:text-align="start" style:justify-single-word="false"/>
      <style:text-properties officeooo:rsid="011513ef" officeooo:paragraph-rsid="011513ef"/>
    </style:style>
    <style:style style:name="P80" style:family="paragraph" style:parent-style-name="Standard">
      <style:text-properties officeooo:rsid="0100a89c" officeooo:paragraph-rsid="0100a89c"/>
    </style:style>
    <style:style style:name="P81" style:family="paragraph" style:parent-style-name="Standard">
      <style:paragraph-properties fo:text-align="start" style:justify-single-word="false"/>
      <style:text-properties officeooo:rsid="01168fc5" officeooo:paragraph-rsid="01168fc5"/>
    </style:style>
    <style:style style:name="P82" style:family="paragraph" style:parent-style-name="Standard">
      <style:paragraph-properties fo:text-align="start" style:justify-single-word="false"/>
      <style:text-properties officeooo:rsid="0117a5f8" officeooo:paragraph-rsid="0117a5f8"/>
    </style:style>
    <style:style style:name="P83" style:family="paragraph" style:parent-style-name="Standard">
      <style:paragraph-properties fo:text-align="start" style:justify-single-word="false"/>
      <style:text-properties officeooo:rsid="0117cfde" officeooo:paragraph-rsid="0117cfde"/>
    </style:style>
    <style:style style:name="P84" style:family="paragraph" style:parent-style-name="Standard">
      <style:paragraph-properties fo:text-align="start" style:justify-single-word="false"/>
      <style:text-properties officeooo:rsid="0119bce3" officeooo:paragraph-rsid="0119bce3"/>
    </style:style>
    <style:style style:name="P85" style:family="paragraph" style:parent-style-name="Standard">
      <style:paragraph-properties fo:text-align="start" style:justify-single-word="false"/>
      <style:text-properties officeooo:rsid="011bafe5" officeooo:paragraph-rsid="011bafe5"/>
    </style:style>
    <style:style style:name="P86" style:family="paragraph" style:parent-style-name="Standard">
      <style:paragraph-properties fo:text-align="start" style:justify-single-word="false"/>
      <style:text-properties officeooo:rsid="011d66e3" officeooo:paragraph-rsid="011d66e3"/>
    </style:style>
    <style:style style:name="P87" style:family="paragraph" style:parent-style-name="Standard">
      <style:paragraph-properties fo:text-align="start" style:justify-single-word="false"/>
      <style:text-properties officeooo:rsid="011f53a6" officeooo:paragraph-rsid="011f53a6"/>
    </style:style>
    <style:style style:name="P88" style:family="paragraph" style:parent-style-name="Standard">
      <style:paragraph-properties fo:text-align="start" style:justify-single-word="false"/>
      <style:text-properties officeooo:rsid="011f53a6" officeooo:paragraph-rsid="0120213e"/>
    </style:style>
    <style:style style:name="P89" style:family="paragraph" style:parent-style-name="Standard">
      <style:paragraph-properties fo:text-align="start" style:justify-single-word="false"/>
      <style:text-properties officeooo:rsid="0125f798" officeooo:paragraph-rsid="0125f798"/>
    </style:style>
    <style:style style:name="P90" style:family="paragraph" style:parent-style-name="Standard">
      <style:paragraph-properties fo:text-align="start" style:justify-single-word="false"/>
      <style:text-properties officeooo:rsid="0125f798" officeooo:paragraph-rsid="0126f15a"/>
    </style:style>
    <style:style style:name="P91" style:family="paragraph" style:parent-style-name="Standard">
      <style:paragraph-properties fo:text-align="start" style:justify-single-word="false"/>
      <style:text-properties officeooo:rsid="0125f798" officeooo:paragraph-rsid="01272353"/>
    </style:style>
    <style:style style:name="P92" style:family="paragraph" style:parent-style-name="Standard">
      <style:paragraph-properties fo:text-align="start" style:justify-single-word="false"/>
      <style:text-properties officeooo:rsid="0125f798" officeooo:paragraph-rsid="0128bd47"/>
    </style:style>
    <style:style style:name="P93" style:family="paragraph" style:parent-style-name="Standard">
      <style:paragraph-properties fo:text-align="start" style:justify-single-word="false"/>
      <style:text-properties officeooo:rsid="012aea41" officeooo:paragraph-rsid="012aea41"/>
    </style:style>
    <style:style style:name="P94" style:family="paragraph" style:parent-style-name="Standard">
      <style:paragraph-properties fo:text-align="start" style:justify-single-word="false"/>
      <style:text-properties officeooo:rsid="012d25de" officeooo:paragraph-rsid="012d25de"/>
    </style:style>
    <style:style style:name="P95" style:family="paragraph" style:parent-style-name="Standard">
      <style:paragraph-properties fo:text-align="start" style:justify-single-word="false"/>
      <style:text-properties officeooo:rsid="01302805" officeooo:paragraph-rsid="01302805"/>
    </style:style>
    <style:style style:name="P96" style:family="paragraph" style:parent-style-name="Standard">
      <style:paragraph-properties fo:text-align="start" style:justify-single-word="false"/>
      <style:text-properties officeooo:rsid="01314676" officeooo:paragraph-rsid="01314676"/>
    </style:style>
    <style:style style:name="P97" style:family="paragraph" style:parent-style-name="Standard">
      <style:paragraph-properties fo:text-align="start" style:justify-single-word="false"/>
      <style:text-properties officeooo:rsid="013152e1" officeooo:paragraph-rsid="013152e1"/>
    </style:style>
    <style:style style:name="P98" style:family="paragraph" style:parent-style-name="Standard">
      <style:paragraph-properties fo:text-align="start" style:justify-single-word="false"/>
      <style:text-properties officeooo:rsid="013336ad" officeooo:paragraph-rsid="013336ad"/>
    </style:style>
    <style:style style:name="P99" style:family="paragraph" style:parent-style-name="Standard">
      <style:paragraph-properties fo:text-align="start" style:justify-single-word="false"/>
      <style:text-properties officeooo:rsid="013373bd" officeooo:paragraph-rsid="013373bd"/>
    </style:style>
    <style:style style:name="T1" style:family="text">
      <style:text-properties officeooo:rsid="00205d51"/>
    </style:style>
    <style:style style:name="T2" style:family="text">
      <style:text-properties officeooo:rsid="0022867b"/>
    </style:style>
    <style:style style:name="T3" style:family="text">
      <style:text-properties officeooo:rsid="0023d2bc"/>
    </style:style>
    <style:style style:name="T4" style:family="text">
      <style:text-properties officeooo:rsid="0024ce32"/>
    </style:style>
    <style:style style:name="T5" style:family="text">
      <style:text-properties officeooo:rsid="0026ca8f"/>
    </style:style>
    <style:style style:name="T6" style:family="text">
      <style:text-properties officeooo:rsid="0028c599"/>
    </style:style>
    <style:style style:name="T7" style:family="text">
      <style:text-properties officeooo:rsid="00338024"/>
    </style:style>
    <style:style style:name="T8" style:family="text">
      <style:text-properties officeooo:rsid="0035c26d"/>
    </style:style>
    <style:style style:name="T9" style:family="text">
      <style:text-properties officeooo:rsid="0039e73e"/>
    </style:style>
    <style:style style:name="T10" style:family="text">
      <style:text-properties officeooo:rsid="003b2a73"/>
    </style:style>
    <style:style style:name="T11" style:family="text">
      <style:text-properties officeooo:rsid="003b8dd9"/>
    </style:style>
    <style:style style:name="T12" style:family="text">
      <style:text-properties fo:font-weight="bold" officeooo:rsid="0037fcd0" style:font-weight-asian="bold" style:font-weight-complex="bold"/>
    </style:style>
    <style:style style:name="T13" style:family="text">
      <style:text-properties fo:font-weight="bold" officeooo:rsid="0039e73e" style:font-weight-asian="bold" style:font-weight-complex="bold"/>
    </style:style>
    <style:style style:name="T14" style:family="text">
      <style:text-properties fo:font-weight="bold" officeooo:rsid="0046bd78" style:font-weight-asian="bold" style:font-weight-complex="bold"/>
    </style:style>
    <style:style style:name="T15" style:family="text">
      <style:text-properties fo:font-weight="bold" officeooo:rsid="001e9faa" style:font-weight-asian="bold" style:font-weight-complex="bold"/>
    </style:style>
    <style:style style:name="T16" style:family="text">
      <style:text-properties officeooo:rsid="00489c1c"/>
    </style:style>
    <style:style style:name="T17" style:family="text">
      <style:text-properties officeooo:rsid="004bf45e"/>
    </style:style>
    <style:style style:name="T18" style:family="text">
      <style:text-properties officeooo:rsid="004c67cf"/>
    </style:style>
    <style:style style:name="T19" style:family="text">
      <style:text-properties officeooo:rsid="004df693"/>
    </style:style>
    <style:style style:name="T20" style:family="text">
      <style:text-properties officeooo:rsid="00500e19"/>
    </style:style>
    <style:style style:name="T21" style:family="text">
      <style:text-properties officeooo:rsid="00501640"/>
    </style:style>
    <style:style style:name="T22" style:family="text">
      <style:text-properties officeooo:rsid="0054e736"/>
    </style:style>
    <style:style style:name="T23" style:family="text">
      <style:text-properties officeooo:rsid="005648b9"/>
    </style:style>
    <style:style style:name="T24" style:family="text">
      <style:text-properties officeooo:rsid="00567a08"/>
    </style:style>
    <style:style style:name="T25" style:family="text">
      <style:text-properties officeooo:rsid="006dd298"/>
    </style:style>
    <style:style style:name="T26" style:family="text">
      <style:text-properties officeooo:rsid="006e951c"/>
    </style:style>
    <style:style style:name="T27" style:family="text">
      <style:text-properties officeooo:rsid="006f2d64"/>
    </style:style>
    <style:style style:name="T28" style:family="text">
      <style:text-properties officeooo:rsid="00706cb3"/>
    </style:style>
    <style:style style:name="T29" style:family="text">
      <style:text-properties officeooo:rsid="007300c8"/>
    </style:style>
    <style:style style:name="T30" style:family="text">
      <style:text-properties officeooo:rsid="0073aa35"/>
    </style:style>
    <style:style style:name="T31" style:family="text">
      <style:text-properties officeooo:rsid="00757186"/>
    </style:style>
    <style:style style:name="T32" style:family="text">
      <style:text-properties officeooo:rsid="00769a3c"/>
    </style:style>
    <style:style style:name="T33" style:family="text">
      <style:text-properties officeooo:rsid="0077e8b9"/>
    </style:style>
    <style:style style:name="T34" style:family="text">
      <style:text-properties officeooo:rsid="00783861"/>
    </style:style>
    <style:style style:name="T35" style:family="text">
      <style:text-properties officeooo:rsid="00790df9"/>
    </style:style>
    <style:style style:name="T36" style:family="text">
      <style:text-properties officeooo:rsid="0079a4fd"/>
    </style:style>
    <style:style style:name="T37" style:family="text">
      <style:text-properties officeooo:rsid="007a9903"/>
    </style:style>
    <style:style style:name="T38" style:family="text">
      <style:text-properties officeooo:rsid="007b1153"/>
    </style:style>
    <style:style style:name="T39" style:family="text">
      <style:text-properties officeooo:rsid="007beb09"/>
    </style:style>
    <style:style style:name="T40" style:family="text">
      <style:text-properties officeooo:rsid="007d8b02"/>
    </style:style>
    <style:style style:name="T41" style:family="text">
      <style:text-properties officeooo:rsid="007e1af8"/>
    </style:style>
    <style:style style:name="T42" style:family="text">
      <style:text-properties officeooo:rsid="007e6b05"/>
    </style:style>
    <style:style style:name="T43" style:family="text">
      <style:text-properties officeooo:rsid="00804115"/>
    </style:style>
    <style:style style:name="T44" style:family="text">
      <style:text-properties officeooo:rsid="008090bf"/>
    </style:style>
    <style:style style:name="T45" style:family="text">
      <style:text-properties officeooo:rsid="008113fa"/>
    </style:style>
    <style:style style:name="T46" style:family="text">
      <style:text-properties officeooo:rsid="0081cc9a"/>
    </style:style>
    <style:style style:name="T47" style:family="text">
      <style:text-properties officeooo:rsid="00827efb"/>
    </style:style>
    <style:style style:name="T48" style:family="text">
      <style:text-properties officeooo:rsid="001e9faa"/>
    </style:style>
    <style:style style:name="T49" style:family="text">
      <style:text-properties officeooo:rsid="00c523d4"/>
    </style:style>
    <style:style style:name="T50" style:family="text">
      <style:text-properties officeooo:rsid="00c828fb"/>
    </style:style>
    <style:style style:name="T51" style:family="text">
      <style:text-properties officeooo:rsid="00c9b72b"/>
    </style:style>
    <style:style style:name="T52" style:family="text">
      <style:text-properties officeooo:rsid="00cb19ab"/>
    </style:style>
    <style:style style:name="T53" style:family="text">
      <style:text-properties officeooo:rsid="00cba8eb"/>
    </style:style>
    <style:style style:name="T54" style:family="text">
      <style:text-properties officeooo:rsid="00cd5026"/>
    </style:style>
    <style:style style:name="T55" style:family="text">
      <style:text-properties officeooo:rsid="00d0c97a"/>
    </style:style>
    <style:style style:name="T56" style:family="text">
      <style:text-properties officeooo:rsid="00d2c849"/>
    </style:style>
    <style:style style:name="T57" style:family="text">
      <style:text-properties officeooo:rsid="00d48d2a"/>
    </style:style>
    <style:style style:name="T58" style:family="text">
      <style:text-properties officeooo:rsid="00d74d2d"/>
    </style:style>
    <style:style style:name="T59" style:family="text">
      <style:text-properties officeooo:rsid="00d81a06"/>
    </style:style>
    <style:style style:name="T60" style:family="text">
      <style:text-properties officeooo:rsid="00daf485"/>
    </style:style>
    <style:style style:name="T61" style:family="text">
      <style:text-properties officeooo:rsid="00dbe47a"/>
    </style:style>
    <style:style style:name="T62" style:family="text">
      <style:text-properties officeooo:rsid="00dee4eb"/>
    </style:style>
    <style:style style:name="T63" style:family="text">
      <style:text-properties officeooo:rsid="00df22f7"/>
    </style:style>
    <style:style style:name="T64" style:family="text">
      <style:text-properties officeooo:rsid="00e9d83e"/>
    </style:style>
    <style:style style:name="T65" style:family="text">
      <style:text-properties officeooo:rsid="00ebf660"/>
    </style:style>
    <style:style style:name="T66" style:family="text">
      <style:text-properties officeooo:rsid="00ee816c"/>
    </style:style>
    <style:style style:name="T67" style:family="text">
      <style:text-properties officeooo:rsid="00f20b71"/>
    </style:style>
    <style:style style:name="T68" style:family="text">
      <style:text-properties officeooo:rsid="00f28c2c"/>
    </style:style>
    <style:style style:name="T69" style:family="text">
      <style:text-properties officeooo:rsid="00f3ab7a"/>
    </style:style>
    <style:style style:name="T70" style:family="text">
      <style:text-properties officeooo:rsid="00f4b5be"/>
    </style:style>
    <style:style style:name="T71" style:family="text">
      <style:text-properties officeooo:rsid="00f53c61"/>
    </style:style>
    <style:style style:name="T72" style:family="text">
      <style:text-properties officeooo:rsid="00fb6b97"/>
    </style:style>
    <style:style style:name="T73" style:family="text">
      <style:text-properties officeooo:rsid="00fe1415"/>
    </style:style>
    <style:style style:name="T74" style:family="text">
      <style:text-properties officeooo:rsid="0100a89c"/>
    </style:style>
    <style:style style:name="T75" style:family="text">
      <style:text-properties officeooo:rsid="0104a0d9"/>
    </style:style>
    <style:style style:name="T76" style:family="text">
      <style:text-properties officeooo:rsid="0105bd69"/>
    </style:style>
    <style:style style:name="T77" style:family="text">
      <style:text-properties officeooo:rsid="01082795"/>
    </style:style>
    <style:style style:name="T78" style:family="text">
      <style:text-properties officeooo:rsid="010cb3a7"/>
    </style:style>
    <style:style style:name="T79" style:family="text">
      <style:text-properties officeooo:rsid="01102a82"/>
    </style:style>
    <style:style style:name="T80" style:family="text">
      <style:text-properties officeooo:rsid="011585fd"/>
    </style:style>
    <style:style style:name="T81" style:family="text">
      <style:text-properties officeooo:rsid="011f7b5c"/>
    </style:style>
    <style:style style:name="T82" style:family="text">
      <style:text-properties officeooo:rsid="0120213e"/>
    </style:style>
    <style:style style:name="T83" style:family="text">
      <style:text-properties officeooo:rsid="0120b7ac"/>
    </style:style>
    <style:style style:name="T84" style:family="text">
      <style:text-properties officeooo:rsid="0124048e"/>
    </style:style>
    <style:style style:name="T85" style:family="text">
      <style:text-properties officeooo:rsid="0126f15a"/>
    </style:style>
    <style:style style:name="T86" style:family="text">
      <style:text-properties officeooo:rsid="01272353"/>
    </style:style>
    <style:style style:name="T87" style:family="text">
      <style:text-properties officeooo:rsid="0128bd47"/>
    </style:style>
    <style:style style:name="T88" style:family="text">
      <style:text-properties officeooo:rsid="0128e734"/>
    </style:style>
    <style:style style:name="T89" style:family="text">
      <style:text-properties officeooo:rsid="01296a78"/>
    </style:style>
    <style:style style:name="T90" style:family="text">
      <style:text-properties officeooo:rsid="012aea41"/>
    </style:style>
    <style:style style:name="T91" style:family="text">
      <style:text-properties officeooo:rsid="012cde33"/>
    </style:style>
    <style:style style:name="T92" style:family="text">
      <style:text-properties officeooo:rsid="012da6ab"/>
    </style:style>
    <style:style style:name="T93" style:family="text">
      <style:text-properties officeooo:rsid="012f404e"/>
    </style:style>
    <style:style style:name="T94" style:family="text">
      <style:text-properties officeooo:rsid="01302492"/>
    </style:style>
    <style:style style:name="T95" style:family="text">
      <style:text-properties officeooo:rsid="0130696a"/>
    </style:style>
    <style:style style:name="T96" style:family="text">
      <style:text-properties officeooo:rsid="01307b07"/>
    </style:style>
    <style:style style:name="T97" style:family="text">
      <style:text-properties officeooo:rsid="01325a27"/>
    </style:style>
    <style:style style:name="T98" style:family="text">
      <style:text-properties officeooo:rsid="01356bea"/>
    </style:style>
    <style:style style:name="T99" style:family="text">
      <style:text-properties officeooo:rsid="01375dc7"/>
    </style:style>
    <style:style style:name="T100" style:family="text">
      <style:text-properties officeooo:rsid="0138dd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5">1.</text:span><text:span text:style-name="T48"> </text:span><text:span text:style-name="T15">Configuração do Ambiente</text:span></text:p>
      <text:p text:style-name="P1"/>
      <text:p text:style-name="P1">1.1. Instalar o kit de Desenvolvimento Java (JDK)</text:p>
      <text:p text:style-name="P1"/>
      <text:p text:style-name="P1">O JDK é o que permite que o computador entenda e execute código Java.</text:p>
      <text:p text:style-name="P1"/>
      <text:p text:style-name="P1">→ <text:span text:style-name="T1">Linux (Ubuntu/Debian):</text:span></text:p>
      <text:p text:style-name="P2"><text:tab/>→ <text:s/>Abra o Terminal (Ctrl+Alt+T).<text:line-break/><text:tab/>→ <text:s/><text:span text:style-name="T2">Atualizar os pacotes: sudo apt update<text:line-break/><text:tab/>→ <text:s/>Instale o JDK padrão (OpenJDK é uma boa opção): sudo apt install default-</text:span><text:span text:style-name="T3">jdk<text:line-break/><text:tab/>→ <text:s/>Verificação: No Terminal, digite:<text:line-break/><text:tab/><text:tab/>bash<text:line-break/><text:tab/><text:tab/>java -version<text:line-break/><text:tab/><text:tab/>javac -version<text:line-break/></text:span></text:p>
      <text:p text:style-name="P3">1.2. Escolher <text:span text:style-name="T4">e Instalar um Ambiente de Desenvolvimento Integrado (IDE)</text:span></text:p>
      <text:p text:style-name="P3"/>
      <text:p text:style-name="P4">Um IDE é um programa que facilita muito a escrita, organização e execução do código.</text:p>
      <text:p text:style-name="P5">Recomendações:</text:p>
      <text:p text:style-name="P5"><text:tab/>→ IntelliJ IDEA Comumunity Edition:</text:p>
      <text:p text:style-name="P9"><text:tab/><text:tab/>→ Vá para o site oficial:<text:line-break/> <text:tab/><text:tab/><text:tab/>→ <text:a xlink:type="simple" xlink:href="https://www.jetbrains.com/idea/download/" text:style-name="Internet_20_link" text:visited-style-name="Visited_20_Internet_20_Link">https://www.jetbrains.com/idea/download/</text:a><text:line-break/> <text:tab/><text:tab/>→ <text:span text:style-name="T5">Baixe versão “Community”.<text:line-break/> <text:tab/><text:tab/>→ </text:span><text:span text:style-name="T6">Execute o instalador e siga as instruções.</text:span></text:p>
      <text:p text:style-name="P9"/>
      <text:p text:style-name="P9"><text:span text:style-name="T6"><text:tab/>→ </text:span><text:span text:style-name="T25">Geanny (A ide que usaremos no projeto):</text:span></text:p>
      <text:p text:style-name="P9"><text:span text:style-name="T6"><text:tab/></text:span><text:span text:style-name="T25">Para compilar e executar o projeto Java (src/aplicacao/Principal.java com saída em bin)</text:span></text:p>
      <text:p text:style-name="P9"><text:span text:style-name="T6"><text:tab/></text:span><text:span text:style-name="T25">no Geany, siga estes passos:</text:span></text:p>
      <text:p text:style-name="P9"/>
      <text:p text:style-name="P10"><text:span text:style-name="T6"><text:tab/><text:tab/>→ </text:span><text:span text:style-name="T26">Configurações do Geany para Projetos Java</text:span></text:p>
      <text:p text:style-name="P10"><text:span text:style-name="T6"><text:tab/><text:tab/><text:tab/>→ </text:span><text:span text:style-name="T26">Abra o Geany e o arquivo Principal.java.</text:span></text:p>
      <text:p text:style-name="P11"><text:span text:style-name="T6"><text:tab/><text:tab/><text:tab/>→ </text:span><text:span text:style-name="T26">Vá em Build → Set Build Commands.</text:span></text:p>
      <text:p text:style-name="P12"><text:span text:style-name="T6"><text:tab/><text:tab/><text:tab/>→ </text:span><text:span text:style-name="T27">Na aba Compile:</text:span></text:p>
      <text:p text:style-name="P13"><text:span text:style-name="T6"><text:tab/><text:tab/><text:tab/><text:tab/>→ </text:span><text:span text:style-name="T28">Comando: javac -d bin src/aplicacao/Principal.hava</text:span></text:p>
      <text:p text:style-name="P14"><text:span text:style-name="T6"><text:tab/><text:tab/><text:tab/><text:tab/>→ </text:span><text:span text:style-name="T29">Diretório de Trabalho: O caminho completo e absoluto da raiz do projeto (ex: /caminho/do/projeto/AppControleFinanceiro</text:span><text:span text:style-name="T30">).</text:span></text:p>
      <text:p text:style-name="P15"><text:span text:style-name="T6"><text:tab/><text:tab/><text:tab/><text:tab/>→ </text:span><text:span text:style-name="T31">Isso garante que o compilador javac crie os arquivos .class na pasta bin na raiz do projeto.</text:span></text:p>
      <text:p text:style-name="P15"><text:span text:style-name="T6"><text:tab/><text:tab/><text:tab/>→ </text:span><text:span text:style-name="T32">Na aba Execute: </text:span></text:p>
      <text:p text:style-name="P16"><text:span text:style-name="T6"><text:tab/><text:tab/><text:tab/><text:tab/>→ </text:span><text:span text:style-name="T32">Comando: java -classpath bin aplicacao.Principal</text:span></text:p>
      <text:p text:style-name="P17"><text:span text:style-name="T6"><text:tab/><text:tab/><text:tab/><text:tab/>→ </text:span><text:span text:style-name="T33">Diretório de Trabalho: O mesmo caminho completo e absoluto da raiz do projeto.</text:span></text:p>
      <text:p text:style-name="P18"><text:span text:style-name="T6"><text:tab/><text:tab/><text:tab/><text:tab/>→ </text:span><text:span text:style-name="T34">Isso permite que a Máquina Virtual Java (JVM) encontre e execute a classe aplicacao.Principal a partir da pasta bin.</text:span></text:p>
      <text:p text:style-name="P18"><text:tab/><text:tab/><text:tab/>→ <text:span text:style-name="T35">Clique em OK para salvar e, se possível, reinicie o Geany.</text:span></text:p>
      <text:p text:style-name="P18"><text:tab/><text:tab/><text:tab/></text:p>
      <text:p text:style-name="P18"><text:tab/><text:tab/><text:tab/>→ <text:span text:style-name="T36">Para Usar o Projetos<text:tab/><text:tab/></text:span></text:p>
      <text:p text:style-name="P18"><text:tab/><text:tab/><text:tab/><text:tab/>→ <text:span text:style-name="T36">Limpeza: Se houver uma pasta bin incorreta (ex: dentro de src), exclua-a.</text:span></text:p>
      <text:p text:style-name="P18"><text:tab/><text:tab/><text:tab/><text:tab/>→ <text:span text:style-name="T37">Compilar: Vá em B</text:span><text:span text:style-name="T38">u</text:span><text:span text:style-name="T37">il</text:span><text:span text:style-name="T38">d</text:span><text:span text:style-name="T37"> → Compile ou pressione F8.</text:span></text:p>
      <text:p text:style-name="P18"><text:tab/><text:tab/><text:tab/><text:tab/>→ <text:span text:style-name="T38">Executar: Vá em Build → Execute ou pressione F5.</text:span></text:p>
      <text:p text:style-name="P18"/>
      <text:p text:style-name="P19"><text:soft-page-break/><text:span text:style-name="T6"><text:tab/><text:tab/><text:tab/>→ </text:span><text:span text:style-name="T39">Entendendo Workink Directory e Classpath</text:span></text:p>
      <text:p text:style-name="P25"><text:span text:style-name="T6"><text:tab/><text:tab/><text:tab/><text:tab/>→ </text:span>Working <text:span text:style-name="T39">Directory </text:span><text:span text:style-name="T40">(Diretório de Trabalho): É o local de onde o Geany “executa” os comandos. Definir a raiz do projeto garante <text:tab/><text:tab/><text:tab/><text:tab/>que </text:span><text:span text:style-name="T41">o javac encontre src e crie bin no lugar certo, e que o java encontre bin.</text:span></text:p>
      <text:p text:style-name="P25"><text:tab/><text:tab/><text:tab/><text:tab/>→ <text:span text:style-name="T42">javac -d bin src/aplicacao/Principal.java: O javac (compilador) converte .java em .class. -d bin diz para colocar os .class na pasta <text:tab/><text:tab/><text:tab/><text:tab/>bin. </text:span><text:span text:style-name="T43">src/aplicacao/Principal.java é o arquivo a ser compilado.</text:span></text:p>
      <text:p text:style-name="P25"><text:tab/><text:tab/><text:tab/><text:tab/>→ <text:span text:style-name="T44">java -classpath bin aplicacao.Principal: O java (JVM) executa o código .class.</text:span></text:p>
      <text:p text:style-name="P25"><text:tab/><text:tab/><text:tab/><text:tab/>→ -<text:span text:style-name="T45">classpath bin ( </text:span>-cp bin <text:span text:style-name="T45">) : </text:span><text:span text:style-name="T47">I</text:span><text:span text:style-name="T46">nforma à JVM para procurar as classes dentro da pasta bin.</text:span></text:p>
      <text:p text:style-name="P25"><text:tab/><text:tab/><text:tab/><text:tab/>→ <text:span text:style-name="T47">aplicacao.Principal: É o nome completo da classe (incluindo o pacote) a ser executada.</text:span></text:p>
      <text:p text:style-name="P22"><text:span text:style-name="T8"><text:line-break/><text:line-break/></text:span><text:span text:style-name="T12">2. </text:span><text:span text:style-name="T13">Estruturando o </text:span><text:span text:style-name="T14">P</text:span><text:span text:style-name="T13">rojeto e Menu Principal</text:span><text:span text:style-name="T9"><text:line-break/><text:line-break/></text:span><text:span text:style-name="T10">Seguiremos a organização d</text:span><text:span text:style-name="T16">as p</text:span><text:span text:style-name="T10">astas mencionadas anteriormente </text:span><text:span text:style-name="T11">(src/aplicacao/Principal.java com saída em bin).</text:span></text:p>
      <text:p text:style-name="P6"/>
      <text:p text:style-name="P23">2.1. Criando a Estrutura de Pastas</text:p>
      <text:p text:style-name="P7"/>
      <text:p text:style-name="P24">Primeiro,organizaremos as pastas no gerenciador de arquivos do Linux.</text:p>
      <text:p text:style-name="P8"><text:span text:style-name="T7"><text:tab/>→ </text:span><text:span text:style-name="T17">Crie uma pasta principal para o projeto.</text:span></text:p>
      <text:p text:style-name="P8"><text:tab/><text:span text:style-name="T17">Ela pode se chamar AppControleFinanceiro.</text:span></text:p>
      <text:p text:style-name="P8"/>
      <text:p text:style-name="P8"><text:tab/>→ <text:span text:style-name="T18">Dentro de AppControleFinanceiro, crie duas novas pastas:</text:span></text:p>
      <text:p text:style-name="P8"><text:tab/><text:tab/>→ <text:span text:style-name="T19">src (onde ficará o código-fonte Java)</text:span></text:p>
      <text:p text:style-name="P8"><text:tab/><text:tab/>→ <text:span text:style-name="T19">bin (onde o Geany salvará os arquivos .class compilados)</text:span></text:p>
      <text:p text:style-name="P8"/>
      <text:p text:style-name="P8"><text:tab/>→ <text:span text:style-name="T20">Dentro da pasta src, crie uma nova pasta chamada aplicacao.</text:span></text:p>
      <text:p text:style-name="P8"/>
      <text:p text:style-name="P8"><text:tab/>→ <text:span text:style-name="T20">A estrutura deve ser assim:</text:span></text:p>
      <text:p text:style-name="P8"><text:tab/><text:tab/><text:span text:style-name="T20">AppControleFinanceiro/</text:span></text:p>
      <text:p text:style-name="P8"><text:tab/><text:tab/><text:span text:style-name="T20">|---- src/</text:span></text:p>
      <text:p text:style-name="P8"><text:tab/><text:tab/><text:span text:style-name="T20">| <text:s text:c="6"/>|</text:span><text:span text:style-name="T21">__</text:span><text:span text:style-name="T20"> aplicacao/</text:span></text:p>
      <text:p text:style-name="P8"><text:tab/><text:tab/><text:span text:style-name="T21">|__ bin/</text:span></text:p>
      <text:p text:style-name="P8"/>
      <text:p text:style-name="P20">2.2. Criando o Arquivo Principal.java</text:p>
      <text:p text:style-name="P20"/>
      <text:p text:style-name="P21">Criaremos o arquivo onde o código inicial estará.</text:p>
      <text:p text:style-name="P21"><text:tab/>→ <text:span text:style-name="T22">Dentro da pasta AppControleFinanceiro/</text:span><text:span text:style-name="T23">src/aplicacao/, crie um novo arquivo de texto e <text:tab/></text:span></text:p>
      <text:p text:style-name="P21"><text:tab/><text:span text:style-name="T23">salve-o como Principal.java.</text:span></text:p>
      <text:p text:style-name="P21"><text:tab/>→ <text:span text:style-name="T24">Abra este arquivo no Geany.</text:span></text:p>
      <text:p text:style-name="P2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Fase 1: Configuração básica e entrada/saída (os fundamentos)</text:p>
      <text:p text:style-name="P28"/>
      <text:p text:style-name="P29">1- Configuração do projeto (o “esqueleto” do aplicativo Java)</text:p>
      <text:p text:style-name="P29">→ Conceito: Todo programa Java começa em uma classe principal e tem um método main que é o ponto de entrada.</text:p>
      <text:p text:style-name="P29">→ passos:</text:p>
      <text:p text:style-name="P29">1- Crie um arquivo de texto e salve-o com um nome como Principal.java <text:span text:style-name="T49">(o nome da classe principal deve ser o mesmo do arquivo).</text:span></text:p>
      <text:p text:style-name="P30">2- No topo do arquivo definimos o package (pacote). Isso ajuda a organizar projetos maiores.</text:p>
      <text:p text:style-name="P30">3- Declaramos a classe principal. A estrutura básica:</text:p>
      <text:p text:style-name="P30">public class Principal.java {</text:p>
      <text:p text:style-name="P30"><text:tab/>// Seu código virá aqui</text:p>
      <text:p text:style-name="P30">}</text:p>
      <text:p text:style-name="P30">→ public: Significa que sua classe pode ser acessada de qualquer lugar.</text:p>
      <text:p text:style-name="P30">→ class: Palavra-chave para definir uma classe.</text:p>
      <text:p text:style-name="P30">→ Principal: Nome da classe.</text:p>
      <text:p text:style-name="P31">4- Dentro da classe, declaramos o método main. Ele é o coração do programa, onde a execução começa:</text:p>
      <text:p text:style-name="P31">public static void main(String[] args) {</text:p>
      <text:p text:style-name="P31"><text:tab/>// A mágica acontece aqui!</text:p>
      <text:p text:style-name="P31"><text:tab/>// Por enquanto, vamos colocar um System.out.println(“Olá, mundo financeiro.”);</text:p>
      <text:p text:style-name="P31"><text:tab/>// <text:span text:style-name="T50">Para testar se tudo funciona ao compilar e executar.</text:span></text:p>
      <text:p text:style-name="P31">}</text:p>
      <text:p text:style-name="P31">→ <text:span text:style-name="T51">public static void main(String[] args): É a assinatura padrão para o método principal em Java. Sem ele, o programa não sabe por onde começar.</text:span></text:p>
      <text:p text:style-name="P31">→ <text:span text:style-name="T51">static: Permite que o método main seja chamado sem a necessidade de criar um objeto da classe Principal. É importante para o ponto de entrada.</text:span></text:p>
      <text:p text:style-name="P31">→ <text:span text:style-name="T52">void: Significa que o método main não retorna nenhum valor.</text:span></text:p>
      <text:p text:style-name="P31">→ <text:span text:style-name="T53">String[] args: Permite passar argumentos de linha de comando para o programa. </text:span><text:span text:style-name="T54">(pesquisar!)</text:span></text:p>
      <text:p text:style-name="P31"/>
      <text:p text:style-name="P32">2. Entrada e saída de dados no console (Scanner e System.out.println)</text:p>
      <text:p text:style-name="P32">→ <text:span text:style-name="T55">Conceito: Um aplicativo precisa interagir com o usuário: exibir informações e receber o que o usuário digita.</text:span></text:p>
      <text:p text:style-name="P32">→ <text:span text:style-name="T56">Passos:</text:span></text:p>
      <text:p text:style-name="P33">1- Para ler a entrada do usuário, precisaremos da classe Scanner. Ela está no <text:span text:style-name="T57">pacote java.util, então deveremos adicioná-la no início do arquivo, antes da declaração da classe: import java.util.Scanner;.</text:span></text:p>
      <text:p text:style-name="P34">2- Dentro do método main, criamos um objeto Scanner para ler a entrada do teclado:</text:p>
      <text:p text:style-name="P35">Scanner teclado = new Scanner(System.in);</text:p>
      <text:p text:style-name="P35">// … <text:span text:style-name="T58">(seu código)</text:span></text:p>
      <text:p text:style-name="P35">// <text:span text:style-name="T58">No final do programa, é uma boa prática fechar o scanner (teclado):</text:span></text:p>
      <text:p text:style-name="P35">// <text:span text:style-name="T59">techado.close();</text:span></text:p>
      <text:p text:style-name="P36">3- Para exibir mensagens para o usuário, usamos System.out.println() (para pular uma linha) ou System.out.print() (para continuar na mesma linha).</text:p>
      <text:p text:style-name="P37">4- Para ler o que o usuário digita (números inteiros, decimais, texto), <text:span text:style-name="T60">usamos métodos do Scanner como nextInt(), nextDouble(), nextLine().</text:span></text:p>
      <text:p text:style-name="P37">→ <text:span text:style-name="T61">Atenção: Se lermos um número ( nextInt(), nextDouble() ) e depois tentarmos ler uma linha de texto ( nextLine() ), o nextLine() pode “consumir” a quebra de linha que sobrou da leitura do número. Para evitar isso, adicionamos um teclado.nextLine(); extra logo após ler o número, antes de ler a próxima linha de texto. </text:span></text:p>
      <text:p text:style-name="P37"/>
      <text:p text:style-name="P38">3- Variáveis simples para o dinheiro (apenas tipos primitivos)</text:p>
      <text:p text:style-name="P38">→ <text:span text:style-name="T62">Conceito: Variáveis são como “caixas” na memória do computador que guardam valores.</text:span></text:p>
      <text:p text:style-name="P39"><text:soft-page-break/>Para nosso projeto inicial, usaremos tipos de dados simples.</text:p>
      <text:p text:style-name="P39">→ <text:span text:style-name="T63">Passos:</text:span></text:p>
      <text:p text:style-name="P40">1- Declaramos variáveis dentro da classe Principal, mas fora do método main. Para que o main e outros métodos que criarmos possam acessá-las diretamente, elas devem ser declaradas como static.</text:p>
      <text:p text:style-name="P41">2- Usamos o tipo double para valores monetários (pois podem ter casas decimais, como R$ 150.75).</text:p>
      <text:p text:style-name="P42">3- Usamos o tipo int para opções de menu (que são números inteiros, como 1, 2, 3).</text:p>
      <text:p text:style-name="P43">4- Usamos o tipo String para descrições de transações.</text:p>
      <text:p text:style-name="P44">5- Iniciaremos as variáveis com um valor padrão (ex: 0.0 para saldos, “ ” para strings vazias).</text:p>
      <text:p text:style-name="P45">6- Exemplos de variáveis para começar:</text:p>
      <text:p text:style-name="P46">public class Principal {</text:p>
      <text:p text:style-name="P46"><text:tab/>private static double salario = 0.0;</text:p>
      <text:p text:style-name="P46"><text:tab/>private static double valeAlimentacao = 0.0;</text:p>
      <text:p text:style-name="P46"><text:tab/>private static double extra = 0.0;</text:p>
      <text:p text:style-name="P46"><text:tab/>private static double saldoCapital = 0.0;</text:p>
      <text:p text:style-name="P46"><text:tab/>private static double saldoDespesaFixa = 0.0;</text:p>
      <text:p text:style-name="P46"><text:tab/>private static double saldoCartaoCredito = 0.0;</text:p>
      <text:p text:style-name="P46"><text:tab/>private static double saldoDespesaMercado = 0.0;</text:p>
      <text:p text:style-name="P46"><text:tab/>private static double saldoDespesaVariada = 0.0;</text:p>
      <text:p text:style-name="P46">}</text:p>
      <text:p text:style-name="P46"/>
      <text:p text:style-name="P47">Fase 2: Estrutura do programa e lógica de negócio (o “cérebro” do app)</text:p>
      <text:p text:style-name="P47"/>
      <text:p text:style-name="P47">4- O menu principal (loop do-while)</text:p>
      <text:p text:style-name="P47">→ Conceito: Para que o aplicativo não termine após uma única ação, precisaremos de um “loop” (laço de repetição) que exiba o menu e espere por uma nova escolha, até que o usuário decida sair.</text:p>
      <text:p text:style-name="P47">→ <text:span text:style-name="T64">Passos:</text:span></text:p>
      <text:p text:style-name="P48">1- Dentro do método main, criamos um loop do-while. Ele executa o bloco de código pelo menos uma vez e depois continua repetindo enquanto uma condição for verdadeira.</text:p>
      <text:p text:style-name="P49">2- Dentro do “do” (antes do while), vamos:</text:p>
      <text:p text:style-name="P49">→ Exibir as opções do menu (System.out.println).</text:p>
      <text:p text:style-name="P49">→ <text:span text:style-name="T65">Ler a escolha do usuário ( teclado.nextInt() ).</text:span></text:p>
      <text:p text:style-name="P50">3- A condição do while será algo como (opção != numeroDaOpcaoSair).</text:p>
      <text:p text:style-name="P50"/>
      <text:p text:style-name="P51">5- Tomada de decisão (switch e if-else)</text:p>
      <text:p text:style-name="P51">→ Conceito: Com base na escolha do usuário, o programa precisa tomar decisões e executar diferentes blocos de código.</text:p>
      <text:p text:style-name="P51">→ <text:span text:style-name="T66">Passos:</text:span></text:p>
      <text:p text:style-name="P52">1- Usamos uma estrutura switch logo após ler a “opção” do menu. Cada “case” corresponderá a uma opção do menu.</text:p>
      <text:p text:style-name="P53">2- Adicionaremos um “default” no switch para lidar com opções inválidas (números que não correspondem a nenhuma opção).</text:p>
      <text:p text:style-name="P54">3- Usaremos “if-else” para validações menores dentro dos casos (ex: se o valor digitado é positivo, se a opção de um submenu é válida).</text:p>
      <text:p text:style-name="P54"/>
      <text:p text:style-name="P55">6- Decomposição com métodos (static methods)</text:p>
      <text:p text:style-name="P55">→ <text:span text:style-name="T67">Conceito: Dividir um programa grande em funções (métodos) menores e mais gerenciáveis torna o código mais limpo, fácil de entender e de manter.</text:span></text:p>
      <text:p text:style-name="P55">→ <text:span text:style-name="T68">passos:</text:span></text:p>
      <text:p text:style-name="P56">1- Criamos métodos separados para cada funcionalidade principal do menu. Por exemplo:</text:p>
      <text:p text:style-name="P56">→ private static void registroCapital(Scanner teclado)</text:p>
      <text:p text:style-name="P56">→ private static void registroDespesaFixa(Scanner teclado)</text:p>
      <text:p text:style-name="P56">→ <text:span text:style-name="T69">private static void resgistroDespesaMercado</text:span><text:span text:style-name="T70">(Scanner teclado)</text:span></text:p>
      <text:p text:style-name="P56"><text:soft-page-break/></text:p>
      <text:p text:style-name="P56">→ <text:span text:style-name="T71">private static void registroDespesaVariada(Scanner teclado)</text:span></text:p>
      <text:p text:style-name="P56">→ private static void visualizarSaldos()</text:p>
      <text:p text:style-name="P56"/>
      <text:p text:style-name="P57">Obs: Como estamos em uma única classe com um ‘main’ ‘static’, esses novos métodos também precisarão ser ‘static’ para que o ‘main’ possa chamá-los diretamente.</text:p>
      <text:p text:style-name="P58">2- Passamos o objeto ‘Scanner’ como parâmetro para os métodos que precisarão de entrada do usuário.</text:p>
      <text:p text:style-name="P58"/>
      <text:p text:style-name="P59">7- Implementação da lógica básica (operadores com variáveis simples)</text:p>
      <text:p text:style-name="P59"/>
      <text:p text:style-name="P59">→ Conceito: Dentro dos métodos que criamos, usaremos as variáveis declaradas e os operadores de adição (‘+’) e subtração (‘-’) para realizar os cálculos.</text:p>
      <text:p text:style-name="P59">→ Passos:</text:p>
      <text:p text:style-name="P59">1- No método ‘registroCapital’, pedimos o valor e adicionamos a ‘saldoCapital’.</text:p>
      <text:p text:style-name="P59">2- No método ‘registroDespesaFixa’, pedimos a categoria (aluguel, luz ou água, por exemplo) e o valor. Adicionamos o valor a ‘saldoDespesaFixa’.</text:p>
      <text:p text:style-name="P60">3- No método ‘visualizarSaldos’, usamos ‘System.out.print()’ para exibir os valores das variáveis de saldo de forma formatada (ex: ‘R$ %.2f’ para duas casas decimais).</text:p>
      <text:p text:style-name="P60"/>
      <text:p text:style-name="P61">8- Validação de entrada do usuário e tratamento de erros básicos</text:p>
      <text:p text:style-name="P61"/>
      <text:p text:style-name="P61">→ Conceito: Usuários podem digitar coisas erradas. O programa precisa ser “gentil” e robusto para lidar com isso.</text:p>
      <text:p text:style-name="P61">→ <text:span text:style-name="T72">Passos:</text:span></text:p>
      <text:p text:style-name="P62">1- Sempre que usarmos ‘teclado.nextInt()’ ou ‘teclado.nextDouble()’, envolveremos a leitura em um bloco ‘try-catch’ para capturar ‘InputMismatchException’. Se o usuário digitar “abc” em vez de um número, o programa não travará.</text:p>
      <text:p text:style-name="P63">2- Dentro dos métodos, adicionamos ‘if’ statements para verificar se os valores digitados <text:span text:style-name="T73">(ex: valores de transação) são positivos e faça o programa pedir novamente ou exibir uma mensagem de erro se forem inválidos.</text:span></text:p>
      <text:p text:style-name="P63"/>
      <text:p text:style-name="P64">Fase 3: Persistência de dados (salvando e carregando informações)</text:p>
      <text:p text:style-name="P64"/>
      <text:p text:style-name="P65">Este é um passo crucial para que o aplicativo não perca todos os dados quando ele é fechado.</text:p>
      <text:p text:style-name="P65"/>
      <text:p text:style-name="P80">9- Salvando dados (escrita em arquivo)</text:p>
      <text:p text:style-name="P65"/>
      <text:p text:style-name="P65"><text:span text:style-name="T74">→ Conceito: </text:span><text:s/><text:span text:style-name="T74">Para guardar o estado do aplicativo, escreveremos os valores das variáveis em um arquivo de texto simples.</text:span></text:p>
      <text:p text:style-name="P65">→ <text:span text:style-name="T75">Passos:</text:span></text:p>
      <text:p text:style-name="P66">1- Criamos um novo método ‘private static void ‘salvarDados()’.</text:p>
      <text:p text:style-name="P67">2- Dentro dele, usaremos ‘FileWriter’ (para escrever no arquivo) e ‘BufferedWriter’ (para escrever de forma mais eficiente, <text:span text:style-name="T76">linha por linha.</text:span></text:p>
      <text:p text:style-name="P68">3- Cada variável que queremos salvar (ex: ‘saldoCapital’, ‘saldoDespesaFixa’, ‘<text:span text:style-name="T77">saldoDespesaMercado’, ‘saldoDespesaVariada’, deve ser escrita em uma nova linha no arquivo. Usaremos ‘String.valueOf()’, para converter números para texto antes de escrever.</text:span></text:p>
      <text:p text:style-name="P69">4- Importante: A escrita em arquivos pode causar ‘IOException’. Precisaremos usar um bloco ‘try-catch’ ou uma declaração ‘try-with-resources’ para lidar com isso.</text:p>
      <text:p text:style-name="P70">5- Escolheremos um nome para o arquivo, como ‘dados_financeiros.txt’.</text:p>
      <text:p text:style-name="P70"/>
      <text:p text:style-name="P71">10- Carregando dados (leitura de arquivos)</text:p>
      <text:p text:style-name="P71"><text:soft-page-break/>→ Conceito: Ao iniciar o aplicativo, ele deve ler os dados do arquivo para retornar de onde parou.</text:p>
      <text:p text:style-name="P71">→ <text:span text:style-name="T78">Passos:</text:span></text:p>
      <text:p text:style-name="P72">1- Criamos um novo método ‘private static void’ carregarDados()’.</text:p>
      <text:p text:style-name="P73">2- Dentro dele, usaremos ‘FileReader’ (para ler o arquivo) e ‘BufferedReader’ (para ler linha por linha).</text:p>
      <text:p text:style-name="P74">3- Iremos ler cada linha do arquivo e usaremos ‘Double.parseDouble()’ para converter o texto de volta para um número ‘double’ e atribuir às variáveis. </text:p>
      <text:p text:style-name="P75">4- Importante: Lidaremos com ‘FileNotFoundException’ (se o arquivo não existir na primeira execução, o programa deve começar com dados vazios e sem erros). <text:span text:style-name="T79">Também trataremos ‘IOException’ (para outros erros de leitura) e ‘NumberFormatException’ (se o conteúdo do arquivo não for um número válido).</text:span></text:p>
      <text:p text:style-name="P76">5- Chamaremos o método ‘carregarDados()’ no início do método ‘main’ para que os dados sejam carregados assim que o aplicativo inicia.</text:p>
      <text:p text:style-name="P76"/>
      <text:p text:style-name="P77">Próximos passos (A evolução do projeto)</text:p>
      <text:p text:style-name="P77"/>
      <text:p text:style-name="P77">Quando tivermos uma base sólida e nos setirmos confortável com todos os conceitos em uma única classe ‘main’ e usando apenas variáveis simples, estaremos prontos para dar os próximos passos:</text:p>
      <text:p text:style-name="P77"/>
      <text:p text:style-name="P78">1- Introdução a ‘ArrayList’: Para gerenciar várias despesas de um mesmo tipo <text:span text:style-name="T80">(ex: todas as compras de alimentação, sem precisar de ‘despesaAlimentacao1’, despesaAlimentacao2’).</text:span></text:p>
      <text:p text:style-name="P79">2- Introdução a ‘HashMap’: Para gerenciar categorias de despesas de forma mais dinâmica (ex: “Aluguel”, “Luz”, “Internet”) sem precisar de uma variável separada para cada uma.</text:p>
      <text:p text:style-name="P81">3- Orientação a objetos (OOP): Finalmente, poderemos modelar o aplicativo de forma poderosa, criando classes como ‘Transacao’, ‘Despesa’, ‘Receita’, ‘CartaoCredito’. Isso tornará o código ainda mais organizado e flexível. </text:p>
      <text:p text:style-name="P81"/>
      <text:p text:style-name="P82"># Usando ArrayList em vez de de variáveis simples</text:p>
      <text:p text:style-name="P82"/>
      <text:p text:style-name="P82">→ Decidimos usar um ‘ArrayList’ para armazenar múltiplos valores, como os valores e descrições dos “extras”, uma abordagem prática foi utilizar um ‘ArrayList&lt;Object&gt;[]&gt;’. Essa abordagem permitiu guardar tanto o valor do extra (um número) quanto a descrição (uma string) de forma organizada e acessível.</text:p>
      <text:p text:style-name="P83"/>
      <text:p text:style-name="P83"># Object[]</text:p>
      <text:p text:style-name="P83">→ É um array que pode armazenar diferentes tipos de dados. Neste caso, usaremos um array de dois elementos: o primeiro será o valor (um ‘Double’), e o segundo será a descrição (uma ‘string’).</text:p>
      <text:p text:style-name="P84">Isso permite que agrupemos os dados relacionados (valor e descrição) juntos em um único objeto, facilitando a manipulação e o armazenamento.</text:p>
      <text:p text:style-name="P84"/>
      <text:p text:style-name="P85"># Declaração do ArrayList</text:p>
      <text:p text:style-name="P85">→ private static ArrayList&lt;Object[]&gt; extras = new ArrayList&lt;&gt;();</text:p>
      <text:p text:style-name="P85"/>
      <text:p text:style-name="P86"># Adição de um novo extra</text:p>
      <text:p text:style-name="P86">→ Quando desejamos registrar um novo extra, criamos um novo array com o valor e a descrição:</text:p>
      <text:p text:style-name="P86">→ → extras.add(new Object[]{extraValor, extraDescricao});</text:p>
      <text:p text:style-name="P86"/>
      <text:p text:style-name="P87"># Acesso aos valores armazenados</text:p>
      <text:p text:style-name="P87">→ <text:span text:style-name="T81">Para acessar os elementos armazenados no ‘ArrayList’, iremos iterar sobre ele. Para somar todos os valores armazenados nos extras, faremos assim:</text:span></text:p>
      <text:p text:style-name="P87"/>
      <text:p text:style-name="P87"/>
      <text:p text:style-name="P87"><text:soft-page-break/><text:span text:style-name="T81"><text:tab/>double totalExtras = 0.0;</text:span></text:p>
      <text:p text:style-name="P88"><text:span text:style-name="T82"><text:tab/>for (Object[] extra : extras) {</text:span></text:p>
      <text:p text:style-name="P88"><text:span text:style-name="T83"><text:tab/>totalExtras += (Double) extra[0]; // Pega o valor do primeiro índice</text:span></text:p>
      <text:p text:style-name="P88"><text:span text:style-name="T82"><text:tab/>}</text:span></text:p>
      <text:p text:style-name="P88"/>
      <text:p text:style-name="P88">→ <text:span text:style-name="T84">Na linha ‘totalExtra’ += <text:s/>(Double) extra[0];’, acessamos o valor do primeiro índice do array, que contém o valor do extra, e somando-o à variável ‘totalExtras’.</text:span></text:p>
      <text:p text:style-name="P88"/>
      <text:p text:style-name="P89"># Exemplo prático para somar valores do ArrayList</text:p>
      <text:p text:style-name="P89">→ Vamos imaginar que estamos armazenando os valores e descrições dos “extras” em uma lista. Por exemplo, temos os seguintes extras:</text:p>
      <text:p text:style-name="P89">1- Valor : R$ 50,00 – Descrição : “Jantar”</text:p>
      <text:p text:style-name="P89">2- Valor : R$ 30,00 – Descrição : “Transporte”</text:p>
      <text:p text:style-name="P89">3- Valor : R$ 20,00 – Descrição : “Cinema”</text:p>
      <text:p text:style-name="P89"/>
      <text:p text:style-name="P89">→ Criamos um ArrayList para armazenar os valores</text:p>
      <text:p text:style-name="P90"><text:tab/>ArrayList&lt;Double[]&gt; extras = new ArrayList&lt;&gt;();</text:p>
      <text:p text:style-name="P90"/>
      <text:p text:style-name="P91">→ <text:span text:style-name="T85">Adicionamos os valores e as descrições na lista. Cada extra é armazenado como um arra</text:span><text:span text:style-name="T100">y</text:span><text:span text:style-name="T85"> de objetos ‘Object[]’, onde o primeiro elemento é o valor e o segundo é a descrição.</text:span></text:p>
      <text:p text:style-name="P91"><text:tab/><text:span text:style-name="T86">extra.add(new Object[]{50.0, “Jantar”});</text:span> </text:p>
      <text:p text:style-name="P91"><text:tab/><text:span text:style-name="T86">extra.add(new Object[]{30.00, “Transporte”});</text:span></text:p>
      <text:p text:style-name="P91"><text:tab/><text:span text:style-name="T86">extra.add(new Object[]{20.0, “Cinema”});</text:span></text:p>
      <text:p text:style-name="P91"/>
      <text:p text:style-name="P91">→ <text:span text:style-name="T87">Somamos todos os valores dos extras, usaremos um loop para iterar sobre cada elemento da lista. Veremos isso em partes:</text:span></text:p>
      <text:p text:style-name="P91"><text:tab/><text:span text:style-name="T87">double totalExtras = 0.0; // Inicializa uma variável para armazenar a soma dos valores</text:span></text:p>
      <text:p text:style-name="P91"><text:tab/></text:p>
      <text:p text:style-name="P91"><text:tab/>// <text:span text:style-name="T87">Loop para percorrer todos os extras na lista</text:span></text:p>
      <text:p text:style-name="P92"><text:tab/><text:span text:style-name="T87">for (Object[] extra : extras) {</text:span></text:p>
      <text:p text:style-name="P92"><text:span text:style-name="T87"><text:tab/><text:tab/>totalExtras += (Double) extra[0]; // Acessa o primeiro índice do array </text:span><text:span text:style-name="T88">com o valor</text:span><text:span text:style-name="T87"> </text:span></text:p>
      <text:p text:style-name="P92"><text:span text:style-name="T87"><text:tab/>}</text:span></text:p>
      <text:p text:style-name="P92"/>
      <text:p text:style-name="P92"><text:tab/>// <text:span text:style-name="T89">Após o loop, totalExtras terá a soma de todos os valores</text:span></text:p>
      <text:p text:style-name="P92"><text:tab/><text:span text:style-name="T89">System.out.printf(“Total de Extras: R$ %.2f\n”, totalExtras);</text:span></text:p>
      <text:p text:style-name="P92"/>
      <text:p text:style-name="P92">→ <text:span text:style-name="T90">Explicação do loop</text:span></text:p>
      <text:p text:style-name="P93">1- Inicialização: A variável ‘totalExtra’ é inicializada em 0.0. <text:span text:style-name="T91">Começamos com uma soma total de R$ 0,00.</text:span></text:p>
      <text:p text:style-name="P93"/>
      <text:p text:style-name="P94">2- Iteração:</text:p>
      <text:p text:style-name="P94">→ O loop ‘for (Object[] extra : extras)’ percorre cada item na lista ‘extras’.</text:p>
      <text:p text:style-name="P94">→ <text:span text:style-name="T92">Para cada ‘extra’, temos um array que contém:</text:span></text:p>
      <text:p text:style-name="P94"><text:tab/><text:span text:style-name="T93">extra[0] : o valor (por exemplo, 50.0, 30.0, 20.0).</text:span></text:p>
      <text:p text:style-name="P94"><text:tab/><text:span text:style-name="T94">extra[1] : a descrição (por exemplo, “jantar”, “Transporte”, “Cinema”).</text:span></text:p>
      <text:p text:style-name="P94"/>
      <text:p text:style-name="P95">3- Soma:</text:p>
      <text:p text:style-name="P95">→ Na linha ‘totalExtras += (Double) extra[0];’, acessamos o valor <text:span text:style-name="T95">do primeiro índice do array (que é um ‘Double’)</text:span></text:p>
      <text:p text:style-name="P95">→ <text:span text:style-name="T96">O valor acessado é somado à variável ‘totalExtra’. Por exemplo:</text:span></text:p>
      <text:p text:style-name="P96">Na primeira iteração, ‘totalExtra’ passa a ser R$ 50,00.</text:p>
      <text:p text:style-name="P97"><text:span text:style-name="T97">N</text:span>a segunda iteração, ‘totalExtra’ passa a ser R$ 80,00 (R$ 50,00 + 30,00).</text:p>
      <text:p text:style-name="P98"><text:soft-page-break/>Na terceira iteração, ‘totalExtra’ passa a ser R$ 100,00 (R$ 80,00 + R$ 20,00).</text:p>
      <text:p text:style-name="P98"/>
      <text:p text:style-name="P99">4- Resultadofinal: Após o loop, a variável ‘totalExtras’ conterá a soma total de todos os extras.</text:p>
      <text:p text:style-name="P99">→ <text:span text:style-name="T98">Imprimindo o total acumulado dos extras:</text:span></text:p>
      <text:p text:style-name="P99"><text:tab/><text:span text:style-name="T98">System.out.printf(“Total de Extras: R$ %.2f\n”, totalExtra</text:span><text:span text:style-name="T99">)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23:02:02.549604261</meta:creation-date>
    <dc:date>2025-07-19T08:38:42.012794004</dc:date>
    <meta:editing-duration>PT13H3M54S</meta:editing-duration>
    <meta:editing-cycles>283</meta:editing-cycles>
    <meta:generator>LibreOffice/24.2.7.2$Linux_X86_64 LibreOffice_project/420$Build-2</meta:generator>
    <meta:document-statistic meta:table-count="0" meta:image-count="0" meta:object-count="0" meta:page-count="8" meta:paragraph-count="223" meta:word-count="2656" meta:character-count="16965" meta:non-whitespace-character-count="14333"/>
  </office:meta>
</office:document-meta>
</file>